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A000000BF78D2B2D7.png" manifest:media-type="image/png"/>
  <manifest:file-entry manifest:full-path="Pictures/10000000000001A8000000898F5A45A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3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315cm" svg:y="6.805cm" presentation:class="title" presentation:user-transformed="true">
          <draw:text-box>
            <text:p>What is C like?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1" draw:layer="layout" svg:width="25.199cm" svg:height="2.629cm" svg:x="1.4cm" svg:y="0.628cm" presentation:class="title">
          <draw:text-box>
            <text:p>Hello World</text:p>
          </draw:text-box>
        </draw:frame>
        <draw:frame draw:style-name="gr2" draw:text-style-name="P2" draw:layer="layout" svg:width="12.297cm" svg:height="3.972cm" svg:x="1.399cm" svg:y="6.266cm" presentation:class="graphic">
          <draw:image xlink:href="Pictures/10000000000001A8000000898F5A45A9.png" xlink:type="simple" xlink:show="embed" xlink:actuate="onLoad" draw:mime-type="image/png">
            <text:p/>
          </draw:image>
        </draw:frame>
        <draw:frame presentation:style-name="pr3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12.297cm" svg:height="9.134cm" svg:x="1.4cm" svg:y="3.685cm" presentation:class="outline">
          <draw:text-box>
            <text:list text:style-name="L3">
              <text:list-item>
                <text:p>bool</text:p>
              </text:list-item>
              <text:list-item>
                <text:p>char</text:p>
              </text:list-item>
              <text:list-item>
                <text:p>double</text:p>
              </text:list-item>
              <text:list-item>
                <text:p>float</text:p>
              </text:list-item>
              <text:list-item>
                <text:p>int</text:p>
              </text:list-item>
              <text:list-item>
                <text:p>long</text:p>
              </text:list-item>
              <text:list-item>
                <text:p>string</text:p>
              </text:list-item>
            </text:list>
          </draw:text-box>
        </draw:frame>
        <draw:frame presentation:style-name="pr3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draw:frame presentation:style-name="pr1" draw:layer="layout" svg:width="25.199cm" svg:height="2.629cm" svg:x="1.4cm" svg:y="0.628cm" presentation:class="title">
          <draw:text-box>
            <text:p>Prompt user for values</text:p>
          </draw:text-box>
        </draw:frame>
        <draw:frame presentation:style-name="pr3" draw:layer="layout" svg:width="12.297cm" svg:height="9.134cm" svg:x="1.4cm" svg:y="3.685cm" presentation:class="outline">
          <draw:text-box>
            <text:list text:style-name="L3">
              <text:list-item>
                <text:p>int</text:p>
              </text:list-item>
              <text:list-item>
                <text:p>print()</text:p>
              </text:list-item>
              <text:list-item>
                <text:p>scanf()</text:p>
              </text:list-item>
            </text:list>
          </draw:text-box>
        </draw:frame>
        <draw:frame draw:style-name="gr2" draw:text-style-name="P2" draw:layer="layout" svg:width="12.297cm" svg:height="5.728cm" svg:x="14.312cm" svg:y="5.388cm" presentation:class="graphic">
          <draw:image xlink:href="Pictures/100000000000019A000000BF78D2B2D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8T10:12:39.133115394</meta:creation-date>
    <dc:date>2025-07-28T11:25:01.928320533</dc:date>
    <meta:editing-duration>PT28M29S</meta:editing-duration>
    <meta:editing-cycles>1</meta:editing-cycles>
    <meta:document-statistic meta:object-count="39"/>
    <meta:generator>LibreOffice/24.2.7.2$Linux_X86_64 LibreOffice_project/420$Build-2</meta:generator>
  </office:meta>
</office:document-meta>
</file>